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var font-ibm-plex-mono" svg:font-family="'var font-ibm-plex-mono'"/>
  </office:font-face-decls>
  <office:automatic-styles>
    <style:style style:name="Tabela1" style:family="table">
      <style:table-properties style:width="11.763cm" table:align="left"/>
    </style:style>
    <style:style style:name="Tabela1.A" style:family="table-column">
      <style:table-column-properties style:column-width="4.593cm"/>
    </style:style>
    <style:style style:name="Tabela1.B" style:family="table-column">
      <style:table-column-properties style:column-width="7.17cm"/>
    </style:style>
    <style:style style:name="Tabela1.A1" style:family="table-cell">
      <style:table-cell-properties style:vertical-align="middle" fo:padding="0.049cm" fo:border="none"/>
    </style:style>
    <style:style style:name="P1" style:family="paragraph" style:parent-style-name="Preformatted_20_Text">
      <loext:graphic-properties draw:fill="solid" draw:fill-color="#222222" draw:opacity="100%"/>
      <style:paragraph-properties fo:margin-top="0cm" fo:margin-bottom="0.247cm" style:contextual-spacing="false" fo:background-color="#222222"/>
    </style:style>
    <style:style style:name="P2" style:family="paragraph" style:parent-style-name="Quotations" style:list-style-name="L1"/>
    <style:style style:name="P3" style:family="paragraph" style:parent-style-name="Quotations" style:list-style-name="L1">
      <style:paragraph-properties fo:margin-top="0cm" fo:margin-bottom="0cm" style:contextual-spacing="false"/>
    </style:style>
    <style:style style:name="P4" style:family="paragraph" style:parent-style-name="Quotations" style:list-style-name="L2"/>
    <style:style style:name="P5" style:family="paragraph" style:parent-style-name="Quotations" style:list-style-name="L2">
      <style:paragraph-properties fo:margin-top="0cm" fo:margin-bottom="0cm" style:contextual-spacing="false"/>
    </style:style>
    <style:style style:name="P6" style:family="paragraph" style:parent-style-name="Text_20_body" style:list-style-name="L3"/>
    <style:style style:name="P7" style:family="paragraph" style:parent-style-name="Text_20_body" style:list-style-name="L3">
      <style:paragraph-properties fo:margin-top="0cm" fo:margin-bottom="0cm" style:contextual-spacing="false"/>
    </style:style>
    <style:style style:name="T1" style:family="text">
      <style:text-properties fo:color="#e6e6e6" loext:opacity="100%" style:font-name="var font-ibm-plex-mono" loext:padding="0cm" loext:border="none"/>
    </style:style>
    <style:style style:name="T2" style:family="text">
      <style:text-properties fo:color="#e6e6e6" loext:opacity="100%" loext:padding="0cm" loext:border="none"/>
    </style:style>
    <style:style style:name="T3" style:family="text">
      <style:text-properties fo:color="#808080" loext:opacity="100%" style:font-name="var font-ibm-plex-mono" loext:padding="0cm" loext:border="none"/>
    </style:style>
    <style:style style:name="T4" style:family="text">
      <style:text-properties fo:color="#808080" loext:opacity="100%" loext:padding="0cm" loext:border="none"/>
    </style:style>
    <style:style style:name="T5" style:family="text">
      <style:text-properties fo:color="#569cd6" loext:opacity="100%" style:font-name="var font-ibm-plex-mono" loext:padding="0cm" loext:border="none"/>
    </style:style>
    <style:style style:name="T6" style:family="text">
      <style:text-properties fo:color="#569cd6" loext:opacity="100%" loext:padding="0cm" loext:border="none"/>
    </style:style>
    <style:style style:name="T7" style:family="text">
      <style:text-properties fo:color="#9cdcfe" loext:opacity="100%" style:font-name="var font-ibm-plex-mono" loext:padding="0cm" loext:border="none"/>
    </style:style>
    <style:style style:name="T8" style:family="text">
      <style:text-properties fo:color="#9cdcfe" loext:opacity="100%" loext:padding="0cm" loext:border="none"/>
    </style:style>
    <style:style style:name="T9" style:family="text">
      <style:text-properties fo:color="#ce9178" loext:opacity="100%" style:font-name="var font-ibm-plex-mono" loext:padding="0cm" loext:border="none"/>
    </style:style>
    <style:style style:name="T10" style:family="text">
      <style:text-properties fo:color="#6a9955" loext:opacity="100%" style:font-name="var font-ibm-plex-mono" loext:padding="0cm" loext:border="none"/>
    </style:style>
    <style:style style:name="T11" style:family="text">
      <style:text-properties fo:color="#b5cea8" loext:opacity="100%" style:font-name="var font-ibm-plex-mono" loext:padding="0cm" loext:border="none"/>
    </style:style>
    <style:style style:name="T12" style:family="text">
      <style:text-properties fo:color="#d7ba7d" loext:opacity="100%" style:font-name="var font-ibm-plex-mono" loext:padding="0cm" loext:border="none"/>
    </style:style>
    <style:style style:name="T13" style:family="text">
      <style:text-properties fo:color="#f44747" loext:opacity="100%" style:font-name="var font-ibm-plex-mono" loext:padding="0cm" loext:border="none"/>
    </style:style>
    <style:style style:name="T14" style:family="text">
      <style:text-properties fo:color="#dcdcaa" loext:opacity="100%" style:font-name="var font-ibm-plex-mono" loext:padding="0cm" loext:border="none"/>
    </style:style>
    <style:style style:name="T15" style:family="text">
      <style:text-properties fo:color="#c586c0" loext:opacity="100%" style:font-name="var font-ibm-plex-mono" loext:padding="0cm" loext:border="none"/>
    </style:style>
    <style:style style:name="T16" style:family="text">
      <style:text-properties officeooo:rsid="001496f0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48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1.995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42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489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36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6.983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3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478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25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1.972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48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1.995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42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489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36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6.983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3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478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25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1. ARQUIVO: index.html</text:h>
      <text:p text:style-name="Text_20_body">html</text:p>
      <text:p text:style-name="P1"><text:span text:style-name="Source_20_Text"><text:span text:style-name="T3">&lt;!</text:span></text:span><text:span text:style-name="Source_20_Text"><text:span text:style-name="T5">DOCTYPE</text:span></text:span><text:span text:style-name="Source_20_Text"><text:span text:style-name="T7"> html</text:span></text:span><text:span text:style-name="Source_20_Text"><text:span text:style-name="T3">&gt;</text:span></text:span></text:p>
      <text:p text:style-name="Quotations"><text:span text:style-name="Strong_20_Emphasis">O que é?</text:span> Declara que este é um documento HTML5 (a versão mais moderna do HTML). <text:span text:style-name="Strong_20_Emphasis">Por que precisa?</text:span> O navegador entende como interpretar o código corretamente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html</text:span></text:span><text:span text:style-name="Source_20_Text"><text:span text:style-name="T7"> lang</text:span></text:span><text:span text:style-name="Source_20_Text"><text:span text:style-name="T1">=</text:span></text:span><text:span text:style-name="Source_20_Text"><text:span text:style-name="T9">"pt-BR"</text:span></text:span><text:span text:style-name="Source_20_Text"><text:span text:style-name="T3">&gt;</text:span></text:span></text:p>
      <text:p text:style-name="Quotations">Define que a <text:span text:style-name="Strong_20_Emphasis">língua principal da página é português do Brasil</text:span>. Ajuda em acessibilidade (leitores de tela) e SEO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head</text:span></text:span><text:span text:style-name="Source_20_Text"><text:span text:style-name="T3">&gt;</text:span></text:span></text:p>
      <text:p text:style-name="Quotations"><text:span text:style-name="Strong_20_Emphasis">Seção de configuração da página</text:span> (não aparece na tela). Aqui ficam metadados, título, links de CSS, etc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meta</text:span></text:span><text:span text:style-name="Source_20_Text"><text:span text:style-name="T7"> charset</text:span></text:span><text:span text:style-name="Source_20_Text"><text:span text:style-name="T1">=</text:span></text:span><text:span text:style-name="Source_20_Text"><text:span text:style-name="T9">"UTF-8"</text:span></text:span><text:span text:style-name="Source_20_Text"><text:span text:style-name="T3">&gt;</text:span></text:span></text:p>
      <text:p text:style-name="Quotations">Define a <text:span text:style-name="Strong_20_Emphasis">codificação de caracteres</text:span> como UTF-8. Permite usar <text:span text:style-name="Strong_20_Emphasis">acentos, ç, emojis</text:span> sem problemas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meta</text:span></text:span><text:span text:style-name="Source_20_Text"><text:span text:style-name="T7"> name</text:span></text:span><text:span text:style-name="Source_20_Text"><text:span text:style-name="T1">=</text:span></text:span><text:span text:style-name="Source_20_Text"><text:span text:style-name="T9">"viewport"</text:span></text:span><text:span text:style-name="Source_20_Text"><text:span text:style-name="T7"> content</text:span></text:span><text:span text:style-name="Source_20_Text"><text:span text:style-name="T1">=</text:span></text:span><text:span text:style-name="Source_20_Text"><text:span text:style-name="T9">"width=device-width, initial-scale=1.0"</text:span></text:span><text:span text:style-name="Source_20_Text"><text:span text:style-name="T3">&gt;</text:span></text:span></text:p>
      <text:p text:style-name="Quotations"><text:span text:style-name="Strong_20_Emphasis">Responsividade!</text:span> Faz a página se adaptar ao tamanho da tela (celular, tablet, PC). Sem isso, o site ficaria "zoado" no celular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title</text:span></text:span><text:span text:style-name="Source_20_Text"><text:span text:style-name="T3">&gt;</text:span></text:span><text:span text:style-name="Source_20_Text"><text:span text:style-name="T1">ODS 16 - Paz, Justiça e Instituições Eficazes</text:span></text:span><text:span text:style-name="Source_20_Text"><text:span text:style-name="T3">&lt;/</text:span></text:span><text:span text:style-name="Source_20_Text"><text:span text:style-name="T5">title</text:span></text:span><text:span text:style-name="Source_20_Text"><text:span text:style-name="T3">&gt;</text:span></text:span></text:p>
      <text:p text:style-name="Quotations"><text:span text:style-name="Strong_20_Emphasis">Título da aba do navegador</text:span>. Aparece na barra do navegador e nos resultados do Google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link</text:span></text:span><text:span text:style-name="Source_20_Text"><text:span text:style-name="T7"> rel</text:span></text:span><text:span text:style-name="Source_20_Text"><text:span text:style-name="T1">=</text:span></text:span><text:span text:style-name="Source_20_Text"><text:span text:style-name="T9">"stylesheet"</text:span></text:span><text:span text:style-name="Source_20_Text"><text:span text:style-name="T7"> href</text:span></text:span><text:span text:style-name="Source_20_Text"><text:span text:style-name="T1">=</text:span></text:span><text:span text:style-name="Source_20_Text"><text:span text:style-name="T9">"style.css"</text:span></text:span><text:span text:style-name="Source_20_Text"><text:span text:style-name="T3">&gt;</text:span></text:span></text:p>
      <text:p text:style-name="Quotations"><text:soft-page-break/><text:span text:style-name="Strong_20_Emphasis">Conecta o arquivo CSS</text:span> ao HTML. href="style.css" → procura o arquivo style.css na mesma pasta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link</text:span></text:span><text:span text:style-name="Source_20_Text"><text:span text:style-name="T7"> href</text:span></text:span><text:span text:style-name="Source_20_Text"><text:span text:style-name="T1">=</text:span></text:span><text:span text:style-name="Source_20_Text"><text:span text:style-name="T9">"https://fonts.googleapis.com/css2?family=Roboto:wght@400;700&amp;display=swap"</text:span></text:span><text:span text:style-name="Source_20_Text"><text:span text:style-name="T7"> rel</text:span></text:span><text:span text:style-name="Source_20_Text"><text:span text:style-name="T1">=</text:span></text:span><text:span text:style-name="Source_20_Text"><text:span text:style-name="T9">"stylesheet"</text:span></text:span><text:span text:style-name="Source_20_Text"><text:span text:style-name="T3">&gt;</text:span></text:span></text:p>
      <text:p text:style-name="Quotations">Importa a <text:span text:style-name="Strong_20_Emphasis">fonte Roboto do Google Fonts</text:span>. Usaremos ela no site para ficar mais bonita e profissional.</text:p>
      <text:p text:style-name="Horizontal_20_Line"/>
      <text:p text:style-name="Text_20_body">html</text:p>
      <text:p text:style-name="P1"><text:span text:style-name="Source_20_Text"><text:span text:style-name="T3">&lt;/</text:span></text:span><text:span text:style-name="Source_20_Text"><text:span text:style-name="T5">head</text:span></text:span><text:span text:style-name="Source_20_Text"><text:span text:style-name="T3">&gt;</text:span></text:span></text:p>
      <text:p text:style-name="Quotations">Fecha a seção &lt;head&gt;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body</text:span></text:span><text:span text:style-name="Source_20_Text"><text:span text:style-name="T3">&gt;</text:span></text:span></text:p>
      <text:p text:style-name="Quotations"><text:span text:style-name="Strong_20_Emphasis">Tudo que aparece na tela vai aqui</text:span>.</text:p>
      <text:p text:style-name="Horizontal_20_Line"/>
      <text:p text:style-name="Text_20_body">html</text:p>
      <text:p text:style-name="P1"><text:span text:style-name="Source_20_Text"><text:span text:style-name="T10">&lt;!-- Capa com imagem de fundo e título --&gt;</text:span></text:span></text:p>
      <text:p text:style-name="Quotations"><text:span text:style-name="Strong_20_Emphasis">Comentário HTML</text:span> → não aparece na tela, só serve para explicar o código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header</text:span></text:span><text:span text:style-name="Source_20_Text"><text:span text:style-name="T7"> class</text:span></text:span><text:span text:style-name="Source_20_Text"><text:span text:style-name="T1">=</text:span></text:span><text:span text:style-name="Source_20_Text"><text:span text:style-name="T9">"capa"</text:span></text:span><text:span text:style-name="Source_20_Text"><text:span text:style-name="T3">&gt;</text:span></text:span></text:p>
      <text:p text:style-name="Quotations">&lt;header&gt; → cabeçalho da página (boas práticas). class="capa" → nome da classe para estilizar no CSS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div</text:span></text:span><text:span text:style-name="Source_20_Text"><text:span text:style-name="T7"> class</text:span></text:span><text:span text:style-name="Source_20_Text"><text:span text:style-name="T1">=</text:span></text:span><text:span text:style-name="Source_20_Text"><text:span text:style-name="T9">"overlay"</text:span></text:span><text:span text:style-name="Source_20_Text"><text:span text:style-name="T3">&gt;&lt;/</text:span></text:span><text:span text:style-name="Source_20_Text"><text:span text:style-name="T5">div</text:span></text:span><text:span text:style-name="Source_20_Text"><text:span text:style-name="T3">&gt;</text:span></text:span></text:p>
      <text:p text:style-name="Quotations">Camada escura <text:span text:style-name="Strong_20_Emphasis">por cima da imagem de fundo</text:span>. Serve para <text:span text:style-name="Strong_20_Emphasis">deixar o texto legível</text:span> (contraste)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div</text:span></text:span><text:span text:style-name="Source_20_Text"><text:span text:style-name="T7"> class</text:span></text:span><text:span text:style-name="Source_20_Text"><text:span text:style-name="T1">=</text:span></text:span><text:span text:style-name="Source_20_Text"><text:span text:style-name="T9">"capa-conteudo"</text:span></text:span><text:span text:style-name="Source_20_Text"><text:span text:style-name="T3">&gt;</text:span></text:span></text:p>
      <text:p text:style-name="Quotations">Container do texto da capa (título e parágrafo).</text:p>
      <text:p text:style-name="Horizontal_20_Line"><text:soft-page-break/></text:p>
      <text:p text:style-name="Text_20_body">html</text:p>
      <text:p text:style-name="P1"><text:span text:style-name="Source_20_Text"><text:span text:style-name="T3">&lt;</text:span></text:span><text:span text:style-name="Source_20_Text"><text:span text:style-name="T5">h1</text:span></text:span><text:span text:style-name="Source_20_Text"><text:span text:style-name="T3">&gt;</text:span></text:span><text:span text:style-name="Source_20_Text"><text:span text:style-name="T1">Paz, Justiça e Instituições Eficazes</text:span></text:span><text:span text:style-name="Source_20_Text"><text:span text:style-name="T3">&lt;/</text:span></text:span><text:span text:style-name="Source_20_Text"><text:span text:style-name="T5">h1</text:span></text:span><text:span text:style-name="Source_20_Text"><text:span text:style-name="T3">&gt;</text:span></text:span></text:p>
      <text:p text:style-name="Quotations">Título principal (o maior e mais importante)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p</text:span></text:span><text:span text:style-name="Source_20_Text"><text:span text:style-name="T3">&gt;</text:span></text:span><text:span text:style-name="Source_20_Text"><text:span text:style-name="T1">Promover sociedades pacíficas e inclusivas para o desenvolvimento sustentável.</text:span></text:span><text:span text:style-name="Source_20_Text"><text:span text:style-name="T3">&lt;/</text:span></text:span><text:span text:style-name="Source_20_Text"><text:span text:style-name="T5">p</text:span></text:span><text:span text:style-name="Source_20_Text"><text:span text:style-name="T3">&gt;</text:span></text:span></text:p>
      <text:p text:style-name="Quotations">Parágrafo de apoio.</text:p>
      <text:p text:style-name="Horizontal_20_Line"/>
      <text:p text:style-name="Text_20_body">html</text:p>
      <text:p text:style-name="P1"><text:span text:style-name="Source_20_Text"><text:span text:style-name="T3">&lt;/</text:span></text:span><text:span text:style-name="Source_20_Text"><text:span text:style-name="T5">div</text:span></text:span><text:span text:style-name="Source_20_Text"><text:span text:style-name="T3">&gt;</text:span></text:span></text:p>
      <text:p text:style-name="P1"><text:span text:style-name="Source_20_Text"><text:span text:style-name="T4"><text:s text:c="4"/></text:span></text:span><text:span text:style-name="Source_20_Text"><text:span text:style-name="T3">&lt;/</text:span></text:span><text:span text:style-name="Source_20_Text"><text:span text:style-name="T5">header</text:span></text:span><text:span text:style-name="Source_20_Text"><text:span text:style-name="T3">&gt;</text:span></text:span></text:p>
      <text:p text:style-name="Quotations">Fecha os containers da capa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main</text:span></text:span><text:span text:style-name="Source_20_Text"><text:span text:style-name="T7"> class</text:span></text:span><text:span text:style-name="Source_20_Text"><text:span text:style-name="T1">=</text:span></text:span><text:span text:style-name="Source_20_Text"><text:span text:style-name="T9">"conteudo"</text:span></text:span><text:span text:style-name="Source_20_Text"><text:span text:style-name="T3">&gt;</text:span></text:span></text:p>
      <text:p text:style-name="Quotations">&lt;main&gt; → conteúdo principal da página. class="conteudo" → para estilizar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section</text:span></text:span><text:span text:style-name="Source_20_Text"><text:span text:style-name="T3">&gt;</text:span></text:span></text:p>
      <text:p text:style-name="P1"><text:span text:style-name="Source_20_Text"><text:span text:style-name="T4"><text:s text:c="12"/></text:span></text:span><text:span text:style-name="Source_20_Text"><text:span text:style-name="T3">&lt;</text:span></text:span><text:span text:style-name="Source_20_Text"><text:span text:style-name="T5">h2</text:span></text:span><text:span text:style-name="Source_20_Text"><text:span text:style-name="T3">&gt;</text:span></text:span><text:span text:style-name="Source_20_Text"><text:span text:style-name="T1">O que é o ODS 16?</text:span></text:span><text:span text:style-name="Source_20_Text"><text:span text:style-name="T3">&lt;/</text:span></text:span><text:span text:style-name="Source_20_Text"><text:span text:style-name="T5">h2</text:span></text:span><text:span text:style-name="Source_20_Text"><text:span text:style-name="T3">&gt;</text:span></text:span></text:p>
      <text:p text:style-name="P1"><text:span text:style-name="Source_20_Text"><text:span text:style-name="T4"><text:s text:c="12"/></text:span></text:span><text:span text:style-name="Source_20_Text"><text:span text:style-name="T3">&lt;</text:span></text:span><text:span text:style-name="Source_20_Text"><text:span text:style-name="T5">p</text:span></text:span><text:span text:style-name="Source_20_Text"><text:span text:style-name="T3">&gt;</text:span></text:span><text:span text:style-name="Source_20_Text"><text:span text:style-name="T1">...</text:span></text:span><text:span text:style-name="Source_20_Text"><text:span text:style-name="T3">&lt;/</text:span></text:span><text:span text:style-name="Source_20_Text"><text:span text:style-name="T5">p</text:span></text:span><text:span text:style-name="Source_20_Text"><text:span text:style-name="T3">&gt;</text:span></text:span></text:p>
      <text:p text:style-name="P1"><text:span text:style-name="Source_20_Text"><text:span text:style-name="T4"><text:s text:c="8"/></text:span></text:span><text:span text:style-name="Source_20_Text"><text:span text:style-name="T3">&lt;/</text:span></text:span><text:span text:style-name="Source_20_Text"><text:span text:style-name="T5">section</text:span></text:span><text:span text:style-name="Source_20_Text"><text:span text:style-name="T3">&gt;</text:span></text:span></text:p>
      <text:p text:style-name="Quotations">&lt;section&gt; → divide o conteúdo em blocos temáticos. &lt;h2&gt; → subtítulo. &lt;p&gt; → parágrafo com texto explicativo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section</text:span></text:span><text:span text:style-name="Source_20_Text"><text:span text:style-name="T3">&gt;</text:span></text:span></text:p>
      <text:p text:style-name="P1"><text:span text:style-name="Source_20_Text"><text:span text:style-name="T4"><text:s text:c="12"/></text:span></text:span><text:span text:style-name="Source_20_Text"><text:span text:style-name="T3">&lt;</text:span></text:span><text:span text:style-name="Source_20_Text"><text:span text:style-name="T5">h2</text:span></text:span><text:span text:style-name="Source_20_Text"><text:span text:style-name="T3">&gt;</text:span></text:span><text:span text:style-name="Source_20_Text"><text:span text:style-name="T1">Metas Principais</text:span></text:span><text:span text:style-name="Source_20_Text"><text:span text:style-name="T3">&lt;/</text:span></text:span><text:span text:style-name="Source_20_Text"><text:span text:style-name="T5">h2</text:span></text:span><text:span text:style-name="Source_20_Text"><text:span text:style-name="T3">&gt;</text:span></text:span></text:p>
      <text:p text:style-name="P1"><text:span text:style-name="Source_20_Text"><text:span text:style-name="T4"><text:s text:c="12"/></text:span></text:span><text:span text:style-name="Source_20_Text"><text:span text:style-name="T3">&lt;</text:span></text:span><text:span text:style-name="Source_20_Text"><text:span text:style-name="T5">ul</text:span></text:span><text:span text:style-name="Source_20_Text"><text:span text:style-name="T3">&gt;</text:span></text:span></text:p>
      <text:p text:style-name="P1"><text:span text:style-name="Source_20_Text"><text:span text:style-name="T4"><text:s text:c="16"/></text:span></text:span><text:span text:style-name="Source_20_Text"><text:span text:style-name="T3">&lt;</text:span></text:span><text:span text:style-name="Source_20_Text"><text:span text:style-name="T5">li</text:span></text:span><text:span text:style-name="Source_20_Text"><text:span text:style-name="T3">&gt;</text:span></text:span><text:span text:style-name="Source_20_Text"><text:span text:style-name="T1">Reduzir significativamente todas as formas de violência</text:span></text:span><text:span text:style-name="Source_20_Text"><text:span text:style-name="T3">&lt;/</text:span></text:span><text:span text:style-name="Source_20_Text"><text:span text:style-name="T5">li</text:span></text:span><text:span text:style-name="Source_20_Text"><text:span text:style-name="T3">&gt;</text:span></text:span></text:p>
      <text:p text:style-name="P1"><text:span text:style-name="Source_20_Text"><text:span text:style-name="T2"><text:s text:c="16"/></text:span></text:span><text:span text:style-name="Source_20_Text"><text:span text:style-name="T1">...</text:span></text:span></text:p>
      <text:p text:style-name="P1"><text:span text:style-name="Source_20_Text"><text:span text:style-name="T4"><text:s text:c="12"/></text:span></text:span><text:span text:style-name="Source_20_Text"><text:span text:style-name="T3">&lt;/</text:span></text:span><text:span text:style-name="Source_20_Text"><text:span text:style-name="T5">ul</text:span></text:span><text:span text:style-name="Source_20_Text"><text:span text:style-name="T3">&gt;</text:span></text:span></text:p>
      <text:p text:style-name="P1"><text:span text:style-name="Source_20_Text"><text:span text:style-name="T4"><text:s text:c="8"/></text:span></text:span><text:span text:style-name="Source_20_Text"><text:span text:style-name="T3">&lt;/</text:span></text:span><text:span text:style-name="Source_20_Text"><text:span text:style-name="T5">section</text:span></text:span><text:span text:style-name="Source_20_Text"><text:span text:style-name="T3">&gt;</text:span></text:span></text:p>
      <text:p text:style-name="Quotations"><text:soft-page-break/>&lt;ul&gt; → lista <text:span text:style-name="Strong_20_Emphasis">não ordenada</text:span> (com bolinhas). &lt;li&gt; → cada item da lista.</text:p>
      <text:p text:style-name="Horizontal_20_Line"/>
      <text:p text:style-name="Text_20_body">html</text:p>
      <text:p text:style-name="P1"><text:span text:style-name="Source_20_Text"><text:span text:style-name="T3">&lt;/</text:span></text:span><text:span text:style-name="Source_20_Text"><text:span text:style-name="T5">main</text:span></text:span><text:span text:style-name="Source_20_Text"><text:span text:style-name="T3">&gt;</text:span></text:span></text:p>
      <text:p text:style-name="Quotations">Fecha o conteúdo principal.</text:p>
      <text:p text:style-name="Horizontal_20_Line"/>
      <text:p text:style-name="Text_20_body">html</text:p>
      <text:p text:style-name="P1"><text:span text:style-name="Source_20_Text"><text:span text:style-name="T3">&lt;</text:span></text:span><text:span text:style-name="Source_20_Text"><text:span text:style-name="T5">footer</text:span></text:span><text:span text:style-name="Source_20_Text"><text:span text:style-name="T3">&gt;</text:span></text:span></text:p>
      <text:p text:style-name="P1"><text:span text:style-name="Source_20_Text"><text:span text:style-name="T4"><text:s text:c="8"/></text:span></text:span><text:span text:style-name="Source_20_Text"><text:span text:style-name="T3">&lt;</text:span></text:span><text:span text:style-name="Source_20_Text"><text:span text:style-name="T5">p</text:span></text:span><text:span text:style-name="Source_20_Text"><text:span text:style-name="T3">&gt;</text:span></text:span><text:span text:style-name="Source_20_Text"><text:span text:style-name="T5">&amp;copy;</text:span></text:span><text:span text:style-name="Source_20_Text"><text:span text:style-name="T1"> 2025 - Projeto ODS 16 | Todos os direitos reservados.</text:span></text:span><text:span text:style-name="Source_20_Text"><text:span text:style-name="T3">&lt;/</text:span></text:span><text:span text:style-name="Source_20_Text"><text:span text:style-name="T5">p</text:span></text:span><text:span text:style-name="Source_20_Text"><text:span text:style-name="T3">&gt;</text:span></text:span></text:p>
      <text:p text:style-name="P1"><text:span text:style-name="Source_20_Text"><text:span text:style-name="T4"><text:s text:c="4"/></text:span></text:span><text:span text:style-name="Source_20_Text"><text:span text:style-name="T3">&lt;/</text:span></text:span><text:span text:style-name="Source_20_Text"><text:span text:style-name="T5">footer</text:span></text:span><text:span text:style-name="Source_20_Text"><text:span text:style-name="T3">&gt;</text:span></text:span></text:p>
      <text:p text:style-name="Quotations">&lt;footer&gt; → rodapé da página. &amp;copy; → símbolo de copyright ©.</text:p>
      <text:p text:style-name="Horizontal_20_Line"/>
      <text:p text:style-name="Text_20_body">html</text:p>
      <text:p text:style-name="P1"><text:span text:style-name="Source_20_Text"><text:span text:style-name="T3">&lt;/</text:span></text:span><text:span text:style-name="Source_20_Text"><text:span text:style-name="T5">body</text:span></text:span><text:span text:style-name="Source_20_Text"><text:span text:style-name="T3">&gt;</text:span></text:span></text:p>
      <text:p text:style-name="P1"><text:span text:style-name="Source_20_Text"><text:span text:style-name="T3">&lt;/</text:span></text:span><text:span text:style-name="Source_20_Text"><text:span text:style-name="T5">html</text:span></text:span><text:span text:style-name="Source_20_Text"><text:span text:style-name="T3">&gt;</text:span></text:span></text:p>
      <text:p text:style-name="Quotations">Fecha o corpo e o documento HTML.</text:p>
      <text:p text:style-name="Horizontal_20_Line"/>
      <text:h text:style-name="Heading_20_2" text:outline-level="2">2. ARQUIVO: style.css</text:h>
      <text:p text:style-name="Text_20_body">css</text:p>
      <text:p text:style-name="P1"><text:span text:style-name="Source_20_Text"><text:span text:style-name="T5">*</text:span></text:span><text:span text:style-name="Source_20_Text"><text:span text:style-name="T1"> {</text:span></text:span></text:p>
      <text:p text:style-name="P1"><text:span text:style-name="Source_20_Text"><text:span text:style-name="T8"><text:s text:c="4"/></text:span></text:span><text:span text:style-name="Source_20_Text"><text:span text:style-name="T7">margin</text:span></text:span><text:span text:style-name="Source_20_Text"><text:span text:style-name="T1">: </text:span></text:span><text:span text:style-name="Source_20_Text"><text:span text:style-name="T11">0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padding</text:span></text:span><text:span text:style-name="Source_20_Text"><text:span text:style-name="T1">: </text:span></text:span><text:span text:style-name="Source_20_Text"><text:span text:style-name="T11">0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box-sizing</text:span></text:span><text:span text:style-name="Source_20_Text"><text:span text:style-name="T1">: </text:span></text:span><text:span text:style-name="Source_20_Text"><text:span text:style-name="T9">border-box</text:span></text:span><text:span text:style-name="Source_20_Text"><text:span text:style-name="T1">;</text:span></text:span></text:p>
      <text:p text:style-name="P1"><text:span text:style-name="Source_20_Text"><text:span text:style-name="T1">}</text:span></text:span></text:p>
      <text:p text:style-name="Quotations"><text:span text:style-name="Strong_20_Emphasis">Reset global</text:span>:</text:p>
      <text:list xml:id="list1005922243" text:style-name="L1">
        <text:list-item>
          <text:p text:style-name="P3">Remove margens e preenchimentos padrão de todos os elementos. </text:p>
        </text:list-item>
        <text:list-item>
          <text:p text:style-name="P2">box-sizing: faz com que width e height incluam borda e padding (melhor controle). </text:p>
        </text:list-item>
      </text:list>
      <text:p text:style-name="Horizontal_20_Line"/>
      <text:p text:style-name="Text_20_body">css</text:p>
      <text:p text:style-name="P1"><text:span text:style-name="Source_20_Text"><text:span text:style-name="T12">body</text:span></text:span><text:span text:style-name="Source_20_Text"><text:span text:style-name="T1"> {</text:span></text:span></text:p>
      <text:p text:style-name="P1"><text:span text:style-name="Source_20_Text"><text:span text:style-name="T8"><text:s text:c="4"/></text:span></text:span><text:span text:style-name="Source_20_Text"><text:span text:style-name="T7">font-family</text:span></text:span><text:span text:style-name="Source_20_Text"><text:span text:style-name="T1">: </text:span></text:span><text:span text:style-name="Source_20_Text"><text:span text:style-name="T9">'Roboto'</text:span></text:span><text:span text:style-name="Source_20_Text"><text:span text:style-name="T1">, </text:span></text:span><text:span text:style-name="Source_20_Text"><text:span text:style-name="T9">Arial</text:span></text:span><text:span text:style-name="Source_20_Text"><text:span text:style-name="T1">, </text:span></text:span><text:span text:style-name="Source_20_Text"><text:span text:style-name="T9">sans-serif</text:span></text:span><text:span text:style-name="Source_20_Text"><text:span text:style-name="T1">;</text:span></text:span></text:p>
      <text:p text:style-name="Quotations">Define a <text:span text:style-name="Strong_20_Emphasis">fonte principal</text:span>: Roboto → Arial → padrão do sistema.</text:p>
      <text:p text:style-name="Text_20_body"><text:soft-page-break/>css</text:p>
      <text:p text:style-name="P1"><text:span text:style-name="Source_20_Text"><text:span text:style-name="T5">line-height</text:span></text:span><text:span text:style-name="Source_20_Text"><text:span text:style-name="T1">: 1.6;</text:span></text:span></text:p>
      <text:p text:style-name="Quotations">Espaçamento entre linhas → deixa o texto mais <text:span text:style-name="Strong_20_Emphasis">legível</text:span>.</text:p>
      <text:p text:style-name="Text_20_body">css</text:p>
      <text:p text:style-name="P1"><text:span text:style-name="Source_20_Text"><text:span text:style-name="T1">color: </text:span></text:span><text:span text:style-name="Source_20_Text"><text:span text:style-name="T13">#333</text:span></text:span><text:span text:style-name="Source_20_Text"><text:span text:style-name="T1">;</text:span></text:span></text:p>
      <text:p text:style-name="Quotations">Cor do texto: cinza escuro (melhor que preto puro).</text:p>
      <text:p text:style-name="Text_20_body">css</text:p>
      <text:p text:style-name="P1"><text:span text:style-name="Source_20_Text"><text:span text:style-name="T5">background-image</text:span></text:span><text:span text:style-name="Source_20_Text"><text:span text:style-name="T1">: url('</text:span></text:span><text:span text:style-name="Source_20_Text"><text:span text:style-name="T12">img</text:span></text:span><text:span text:style-name="Source_20_Text"><text:span text:style-name="T1">.png');</text:span></text:span></text:p>
      <text:p text:style-name="Quotations"><text:span text:style-name="Strong_20_Emphasis">Imagem de fundo</text:span> → procura img.png na mesma pasta.</text:p>
      <text:p text:style-name="Text_20_body">css</text:p>
      <text:p text:style-name="P1"><text:span text:style-name="Source_20_Text"><text:span text:style-name="T5">background-size</text:span></text:span><text:span text:style-name="Source_20_Text"><text:span text:style-name="T1">: cover;</text:span></text:span></text:p>
      <text:p text:style-name="Quotations">A imagem <text:span text:style-name="Strong_20_Emphasis">cobre toda a tela</text:span>, sem deixar espaços brancos.</text:p>
      <text:p text:style-name="Text_20_body">css</text:p>
      <text:p text:style-name="P1"><text:span text:style-name="Source_20_Text"><text:span text:style-name="T5">background-position</text:span></text:span><text:span text:style-name="Source_20_Text"><text:span text:style-name="T1">: center;</text:span></text:span></text:p>
      <text:p text:style-name="Quotations">Centraliza a imagem.</text:p>
      <text:p text:style-name="Text_20_body">css</text:p>
      <text:p text:style-name="P1"><text:span text:style-name="Source_20_Text"><text:span text:style-name="T5">background-attachment</text:span></text:span><text:span text:style-name="Source_20_Text"><text:span text:style-name="T1">: fixed;</text:span></text:span></text:p>
      <text:p text:style-name="Quotations">A imagem <text:span text:style-name="Strong_20_Emphasis">não rola com a página</text:span> (efeito parallax).</text:p>
      <text:p text:style-name="Text_20_body">css</text:p>
      <text:p text:style-name="P1"><text:span text:style-name="Source_20_Text"><text:span text:style-name="T5">background-repeat</text:span></text:span><text:span text:style-name="Source_20_Text"><text:span text:style-name="T1">: </text:span></text:span><text:span text:style-name="Source_20_Text"><text:span text:style-name="T5">no-repeat</text:span></text:span><text:span text:style-name="Source_20_Text"><text:span text:style-name="T1">;</text:span></text:span></text:p>
      <text:p text:style-name="Quotations">Não repete a imagem.</text:p>
      <text:p text:style-name="Text_20_body">css</text:p>
      <text:p text:style-name="P1"><text:span text:style-name="Source_20_Text"><text:span text:style-name="T5">min-height</text:span></text:span><text:span text:style-name="Source_20_Text"><text:span text:style-name="T1">: 100vh;</text:span></text:span></text:p>
      <text:p text:style-name="Quotations">Garante que o body ocupe <text:span text:style-name="Strong_20_Emphasis">pelo menos 100% da altura da tela</text:span>.</text:p>
      <text:p text:style-name="Horizontal_20_Line"/>
      <text:p text:style-name="Text_20_body">css</text:p>
      <text:p text:style-name="P1"><text:span text:style-name="Source_20_Text"><text:span text:style-name="T12">.capa</text:span></text:span><text:span text:style-name="Source_20_Text"><text:span text:style-name="T1"> {</text:span></text:span></text:p>
      <text:p text:style-name="P1"><text:span text:style-name="Source_20_Text"><text:span text:style-name="T8"><text:s text:c="4"/></text:span></text:span><text:span text:style-name="Source_20_Text"><text:span text:style-name="T7">position</text:span></text:span><text:span text:style-name="Source_20_Text"><text:span text:style-name="T1">: </text:span></text:span><text:span text:style-name="Source_20_Text"><text:span text:style-name="T9">relative</text:span></text:span><text:span text:style-name="Source_20_Text"><text:span text:style-name="T1">;</text:span></text:span></text:p>
      <text:p text:style-name="Quotations">Permite posicionar elementos dentro dela com absolute.</text:p>
      <text:p text:style-name="Text_20_body">css</text:p>
      <text:p text:style-name="P1"><text:span text:style-name="Source_20_Text"><text:span text:style-name="T1">height: 100vh;</text:span></text:span></text:p>
      <text:p text:style-name="Quotations">Altura total da tela.</text:p>
      <text:p text:style-name="Text_20_body"><text:soft-page-break/>css</text:p>
      <text:p text:style-name="P1"><text:span text:style-name="Source_20_Text"><text:span text:style-name="T1">display: flex;</text:span></text:span></text:p>
      <text:p text:style-name="P1"><text:span text:style-name="Source_20_Text"><text:span text:style-name="T6"><text:s text:c="4"/></text:span></text:span><text:span text:style-name="Source_20_Text"><text:span text:style-name="T5">align-items</text:span></text:span><text:span text:style-name="Source_20_Text"><text:span text:style-name="T1">: center;</text:span></text:span></text:p>
      <text:p text:style-name="P1"><text:span text:style-name="Source_20_Text"><text:span text:style-name="T6"><text:s text:c="4"/></text:span></text:span><text:span text:style-name="Source_20_Text"><text:span text:style-name="T5">justify-content</text:span></text:span><text:span text:style-name="Source_20_Text"><text:span text:style-name="T1">: center;</text:span></text:span></text:p>
      <text:p text:style-name="Quotations"><text:span text:style-name="Strong_20_Emphasis">Centraliza o conteúdo vertical e horizontalmente</text:span> (mágico do Flexbox!).</text:p>
      <text:p text:style-name="Text_20_body">css</text:p>
      <text:p text:style-name="P1"><text:span text:style-name="Source_20_Text"><text:span text:style-name="T5">text-align</text:span></text:span><text:span text:style-name="Source_20_Text"><text:span text:style-name="T1">: center;</text:span></text:span></text:p>
      <text:p text:style-name="P1"><text:span text:style-name="Source_20_Text"><text:span text:style-name="T2"><text:s text:c="4"/></text:span></text:span><text:span text:style-name="Source_20_Text"><text:span text:style-name="T1">color: white;</text:span></text:span></text:p>
      <text:p text:style-name="Quotations">Texto centralizado e branco.</text:p>
      <text:p text:style-name="Horizontal_20_Line"/>
      <text:p text:style-name="Text_20_body">css</text:p>
      <text:p text:style-name="P1"><text:span text:style-name="Source_20_Text"><text:span text:style-name="T12">.overlay</text:span></text:span><text:span text:style-name="Source_20_Text"><text:span text:style-name="T1"> {</text:span></text:span></text:p>
      <text:p text:style-name="P1"><text:span text:style-name="Source_20_Text"><text:span text:style-name="T8"><text:s text:c="4"/></text:span></text:span><text:span text:style-name="Source_20_Text"><text:span text:style-name="T7">position</text:span></text:span><text:span text:style-name="Source_20_Text"><text:span text:style-name="T1">: </text:span></text:span><text:span text:style-name="Source_20_Text"><text:span text:style-name="T9">absolute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top</text:span></text:span><text:span text:style-name="Source_20_Text"><text:span text:style-name="T1">: </text:span></text:span><text:span text:style-name="Source_20_Text"><text:span text:style-name="T11">0</text:span></text:span><text:span text:style-name="Source_20_Text"><text:span text:style-name="T1">; </text:span></text:span><text:span text:style-name="Source_20_Text"><text:span text:style-name="T7">left</text:span></text:span><text:span text:style-name="Source_20_Text"><text:span text:style-name="T1">: </text:span></text:span><text:span text:style-name="Source_20_Text"><text:span text:style-name="T11">0</text:span></text:span><text:span text:style-name="Source_20_Text"><text:span text:style-name="T1">; </text:span></text:span><text:span text:style-name="Source_20_Text"><text:span text:style-name="T7">right</text:span></text:span><text:span text:style-name="Source_20_Text"><text:span text:style-name="T1">: </text:span></text:span><text:span text:style-name="Source_20_Text"><text:span text:style-name="T11">0</text:span></text:span><text:span text:style-name="Source_20_Text"><text:span text:style-name="T1">; </text:span></text:span><text:span text:style-name="Source_20_Text"><text:span text:style-name="T7">bottom</text:span></text:span><text:span text:style-name="Source_20_Text"><text:span text:style-name="T1">: </text:span></text:span><text:span text:style-name="Source_20_Text"><text:span text:style-name="T11">0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background</text:span></text:span><text:span text:style-name="Source_20_Text"><text:span text:style-name="T1">: </text:span></text:span><text:span text:style-name="Source_20_Text"><text:span text:style-name="T14">rgba</text:span></text:span><text:span text:style-name="Source_20_Text"><text:span text:style-name="T1">(</text:span></text:span><text:span text:style-name="Source_20_Text"><text:span text:style-name="T11">0</text:span></text:span><text:span text:style-name="Source_20_Text"><text:span text:style-name="T1">, </text:span></text:span><text:span text:style-name="Source_20_Text"><text:span text:style-name="T11">0</text:span></text:span><text:span text:style-name="Source_20_Text"><text:span text:style-name="T1">, </text:span></text:span><text:span text:style-name="Source_20_Text"><text:span text:style-name="T11">0</text:span></text:span><text:span text:style-name="Source_20_Text"><text:span text:style-name="T1">, </text:span></text:span><text:span text:style-name="Source_20_Text"><text:span text:style-name="T11">0.6</text:span></text:span><text:span text:style-name="Source_20_Text"><text:span text:style-name="T1">);</text:span></text:span></text:p>
      <text:p text:style-name="P1"><text:span text:style-name="Source_20_Text"><text:span text:style-name="T8"><text:s text:c="4"/></text:span></text:span><text:span text:style-name="Source_20_Text"><text:span text:style-name="T7">z-index</text:span></text:span><text:span text:style-name="Source_20_Text"><text:span text:style-name="T1">: </text:span></text:span><text:span text:style-name="Source_20_Text"><text:span text:style-name="T11">1</text:span></text:span><text:span text:style-name="Source_20_Text"><text:span text:style-name="T1">;</text:span></text:span></text:p>
      <text:p text:style-name="P1"><text:span text:style-name="Source_20_Text"><text:span text:style-name="T1">}</text:span></text:span></text:p>
      <text:p text:style-name="Quotations">Camada escura semi-transparente <text:span text:style-name="Strong_20_Emphasis">por cima da imagem</text:span>. z-index: 1 → fica <text:span text:style-name="Strong_20_Emphasis">acima da imagem</text:span>, mas <text:span text:style-name="Strong_20_Emphasis">abaixo do texto</text:span>.</text:p>
      <text:p text:style-name="Horizontal_20_Line"/>
      <text:p text:style-name="Text_20_body">css</text:p>
      <text:p text:style-name="P1"><text:span text:style-name="Source_20_Text"><text:span text:style-name="T12">.capa-conteudo</text:span></text:span><text:span text:style-name="Source_20_Text"><text:span text:style-name="T1"> {</text:span></text:span></text:p>
      <text:p text:style-name="P1"><text:span text:style-name="Source_20_Text"><text:span text:style-name="T8"><text:s text:c="4"/></text:span></text:span><text:span text:style-name="Source_20_Text"><text:span text:style-name="T7">position</text:span></text:span><text:span text:style-name="Source_20_Text"><text:span text:style-name="T1">: </text:span></text:span><text:span text:style-name="Source_20_Text"><text:span text:style-name="T9">relative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z-index</text:span></text:span><text:span text:style-name="Source_20_Text"><text:span text:style-name="T1">: </text:span></text:span><text:span text:style-name="Source_20_Text"><text:span text:style-name="T11">2</text:span></text:span><text:span text:style-name="Source_20_Text"><text:span text:style-name="T1">;</text:span></text:span></text:p>
      <text:p text:style-name="Quotations">Texto fica <text:span text:style-name="Strong_20_Emphasis">acima do overlay</text:span>.</text:p>
      <text:p text:style-name="Text_20_body">css</text:p>
      <text:p text:style-name="P1"><text:span text:style-name="Source_20_Text"><text:span text:style-name="T5">max-width</text:span></text:span><text:span text:style-name="Source_20_Text"><text:span text:style-name="T1">: 800px;</text:span></text:span></text:p>
      <text:p text:style-name="P1"><text:span text:style-name="Source_20_Text"><text:span text:style-name="T2"><text:s text:c="4"/></text:span></text:span><text:span text:style-name="Source_20_Text"><text:span text:style-name="T1">padding: 20px;</text:span></text:span></text:p>
      <text:p text:style-name="Quotations">Limita a largura do texto para não ficar muito largo em telas grandes.</text:p>
      <text:p text:style-name="Horizontal_20_Line"/>
      <text:p text:style-name="Text_20_body">css</text:p>
      <text:p text:style-name="P1"><text:span text:style-name="Source_20_Text"><text:span text:style-name="T12">.capa h1</text:span></text:span><text:span text:style-name="Source_20_Text"><text:span text:style-name="T1"> {</text:span></text:span></text:p>
      <text:p text:style-name="P1"><text:span text:style-name="Source_20_Text"><text:span text:style-name="T8"><text:s text:c="4"/></text:span></text:span><text:span text:style-name="Source_20_Text"><text:span text:style-name="T7">font-size</text:span></text:span><text:span text:style-name="Source_20_Text"><text:span text:style-name="T1">: </text:span></text:span><text:span text:style-name="Source_20_Text"><text:span text:style-name="T11">3.5rem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text-shadow</text:span></text:span><text:span text:style-name="Source_20_Text"><text:span text:style-name="T1">: </text:span></text:span><text:span text:style-name="Source_20_Text"><text:span text:style-name="T11">2px 2px 8px</text:span></text:span><text:span text:style-name="Source_20_Text"><text:span text:style-name="T14"> rgba</text:span></text:span><text:span text:style-name="Source_20_Text"><text:span text:style-name="T1">(</text:span></text:span><text:span text:style-name="Source_20_Text"><text:span text:style-name="T11">0</text:span></text:span><text:span text:style-name="Source_20_Text"><text:span text:style-name="T1">, </text:span></text:span><text:span text:style-name="Source_20_Text"><text:span text:style-name="T11">0</text:span></text:span><text:span text:style-name="Source_20_Text"><text:span text:style-name="T1">, </text:span></text:span><text:span text:style-name="Source_20_Text"><text:span text:style-name="T11">0</text:span></text:span><text:span text:style-name="Source_20_Text"><text:span text:style-name="T1">, </text:span></text:span><text:span text:style-name="Source_20_Text"><text:span text:style-name="T11">0.7</text:span></text:span><text:span text:style-name="Source_20_Text"><text:span text:style-name="T1">);</text:span></text:span></text:p>
      <text:p text:style-name="Quotations">Título gigante com <text:span text:style-name="Strong_20_Emphasis">sombra</text:span> para destacar.</text:p>
      <text:p text:style-name="Horizontal_20_Line"><text:soft-page-break/></text:p>
      <text:p text:style-name="Text_20_body">css</text:p>
      <text:p text:style-name="P1"><text:span text:style-name="Source_20_Text"><text:span text:style-name="T12">.conteudo</text:span></text:span><text:span text:style-name="Source_20_Text"><text:span text:style-name="T1"> {</text:span></text:span></text:p>
      <text:p text:style-name="P1"><text:span text:style-name="Source_20_Text"><text:span text:style-name="T8"><text:s text:c="4"/></text:span></text:span><text:span text:style-name="Source_20_Text"><text:span text:style-name="T7">max-width</text:span></text:span><text:span text:style-name="Source_20_Text"><text:span text:style-name="T1">: </text:span></text:span><text:span text:style-name="Source_20_Text"><text:span text:style-name="T11">900px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margin</text:span></text:span><text:span text:style-name="Source_20_Text"><text:span text:style-name="T1">: </text:span></text:span><text:span text:style-name="Source_20_Text"><text:span text:style-name="T11">40px</text:span></text:span><text:span text:style-name="Source_20_Text"><text:span text:style-name="T9"> auto</text:span></text:span><text:span text:style-name="Source_20_Text"><text:span text:style-name="T1">;</text:span></text:span></text:p>
      <text:p text:style-name="Quotations">Centraliza o bloco de conteúdo.</text:p>
      <text:p text:style-name="Text_20_body">css</text:p>
      <text:p text:style-name="P1"><text:span text:style-name="Source_20_Text"><text:span text:style-name="T5">background-color</text:span></text:span><text:span text:style-name="Source_20_Text"><text:span text:style-name="T1">: rgba(255, 255, 255, 0</text:span></text:span><text:span text:style-name="Source_20_Text"><text:span text:style-name="T12">.92</text:span></text:span><text:span text:style-name="Source_20_Text"><text:span text:style-name="T1">);</text:span></text:span></text:p>
      <text:p text:style-name="Quotations">Fundo branco <text:span text:style-name="Strong_20_Emphasis">quase opaco</text:span> (deixa ver um pouco da imagem de fundo).</text:p>
      <text:p text:style-name="Text_20_body">css</text:p>
      <text:p text:style-name="P1"><text:span text:style-name="Source_20_Text"><text:span text:style-name="T5">border-radius</text:span></text:span><text:span text:style-name="Source_20_Text"><text:span text:style-name="T1">: 15px;</text:span></text:span></text:p>
      <text:p text:style-name="P1"><text:span text:style-name="Source_20_Text"><text:span text:style-name="T6"><text:s text:c="4"/></text:span></text:span><text:span text:style-name="Source_20_Text"><text:span text:style-name="T5">box-shadow</text:span></text:span><text:span text:style-name="Source_20_Text"><text:span text:style-name="T1">: 0 10px 30px rgba(0, 0, 0, 0</text:span></text:span><text:span text:style-name="Source_20_Text"><text:span text:style-name="T12">.2</text:span></text:span><text:span text:style-name="Source_20_Text"><text:span text:style-name="T1">);</text:span></text:span></text:p>
      <text:p text:style-name="Quotations">Bordas arredondadas + sombra suave → visual moderno.</text:p>
      <text:p text:style-name="Text_20_body">css</text:p>
      <text:p text:style-name="P1"><text:span text:style-name="Source_20_Text"><text:span text:style-name="T5">backdrop-filter</text:span></text:span><text:span text:style-name="Source_20_Text"><text:span text:style-name="T1">: blur(5px);</text:span></text:span></text:p>
      <text:p text:style-name="Quotations"><text:span text:style-name="Strong_20_Emphasis">Efeito de desfoque</text:span> no fundo (vidro fosco) — muito bonito!</text:p>
      <text:p text:style-name="Horizontal_20_Line"/>
      <text:p text:style-name="Text_20_body">css</text:p>
      <text:p text:style-name="P1"><text:span text:style-name="Source_20_Text"><text:span text:style-name="T12">.conteudo h2</text:span></text:span><text:span text:style-name="Source_20_Text"><text:span text:style-name="T1"> {</text:span></text:span></text:p>
      <text:p text:style-name="P1"><text:span text:style-name="Source_20_Text"><text:span text:style-name="T8"><text:s text:c="4"/></text:span></text:span><text:span text:style-name="Source_20_Text"><text:span text:style-name="T7">color</text:span></text:span><text:span text:style-name="Source_20_Text"><text:span text:style-name="T1">: </text:span></text:span><text:span text:style-name="Source_20_Text"><text:span text:style-name="T9">#1a5d8c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border-bottom</text:span></text:span><text:span text:style-name="Source_20_Text"><text:span text:style-name="T1">: </text:span></text:span><text:span text:style-name="Source_20_Text"><text:span text:style-name="T11">2px</text:span></text:span><text:span text:style-name="Source_20_Text"><text:span text:style-name="T9"> solid #1a5d8c</text:span></text:span><text:span text:style-name="Source_20_Text"><text:span text:style-name="T1">;</text:span></text:span></text:p>
      <text:p text:style-name="Quotations">Subtítulos em azul com linha embaixo.</text:p>
      <text:p text:style-name="Horizontal_20_Line"/>
      <text:p text:style-name="Text_20_body">css</text:p>
      <text:p text:style-name="P1"><text:span text:style-name="Source_20_Text"><text:span text:style-name="T12">footer</text:span></text:span><text:span text:style-name="Source_20_Text"><text:span text:style-name="T1"> {</text:span></text:span></text:p>
      <text:p text:style-name="P1"><text:span text:style-name="Source_20_Text"><text:span text:style-name="T8"><text:s text:c="4"/></text:span></text:span><text:span text:style-name="Source_20_Text"><text:span text:style-name="T7">background-color</text:span></text:span><text:span text:style-name="Source_20_Text"><text:span text:style-name="T1">: </text:span></text:span><text:span text:style-name="Source_20_Text"><text:span text:style-name="T14">rgba</text:span></text:span><text:span text:style-name="Source_20_Text"><text:span text:style-name="T1">(</text:span></text:span><text:span text:style-name="Source_20_Text"><text:span text:style-name="T11">0</text:span></text:span><text:span text:style-name="Source_20_Text"><text:span text:style-name="T1">, </text:span></text:span><text:span text:style-name="Source_20_Text"><text:span text:style-name="T11">0</text:span></text:span><text:span text:style-name="Source_20_Text"><text:span text:style-name="T1">, </text:span></text:span><text:span text:style-name="Source_20_Text"><text:span text:style-name="T11">0</text:span></text:span><text:span text:style-name="Source_20_Text"><text:span text:style-name="T1">, </text:span></text:span><text:span text:style-name="Source_20_Text"><text:span text:style-name="T11">0.7</text:span></text:span><text:span text:style-name="Source_20_Text"><text:span text:style-name="T1">);</text:span></text:span></text:p>
      <text:p text:style-name="P1"><text:span text:style-name="Source_20_Text"><text:span text:style-name="T8"><text:s text:c="4"/></text:span></text:span><text:span text:style-name="Source_20_Text"><text:span text:style-name="T7">color</text:span></text:span><text:span text:style-name="Source_20_Text"><text:span text:style-name="T1">: </text:span></text:span><text:span text:style-name="Source_20_Text"><text:span text:style-name="T9">white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text-align</text:span></text:span><text:span text:style-name="Source_20_Text"><text:span text:style-name="T1">: </text:span></text:span><text:span text:style-name="Source_20_Text"><text:span text:style-name="T9">center</text:span></text:span><text:span text:style-name="Source_20_Text"><text:span text:style-name="T1">;</text:span></text:span></text:p>
      <text:p text:style-name="P1"><text:span text:style-name="Source_20_Text"><text:span text:style-name="T8"><text:s text:c="4"/></text:span></text:span><text:span text:style-name="Source_20_Text"><text:span text:style-name="T7">padding</text:span></text:span><text:span text:style-name="Source_20_Text"><text:span text:style-name="T1">: </text:span></text:span><text:span text:style-name="Source_20_Text"><text:span text:style-name="T11">20px</text:span></text:span><text:span text:style-name="Source_20_Text"><text:span text:style-name="T1">;</text:span></text:span></text:p>
      <text:p text:style-name="P1"><text:span text:style-name="Source_20_Text"><text:span text:style-name="T1">}</text:span></text:span></text:p>
      <text:p text:style-name="Quotations">Rodapé escuro, fixo na parte inferior.</text:p>
      <text:p text:style-name="Horizontal_20_Line"/>
      <text:p text:style-name="Text_20_body">css</text:p>
      <text:p text:style-name="P1"><text:span text:style-name="Source_20_Text"><text:span text:style-name="T15">@media</text:span></text:span><text:span text:style-name="Source_20_Text"><text:span text:style-name="T1"> (</text:span></text:span><text:span text:style-name="Source_20_Text"><text:span text:style-name="T7">max-width</text:span></text:span><text:span text:style-name="Source_20_Text"><text:span text:style-name="T1">: </text:span></text:span><text:span text:style-name="Source_20_Text"><text:span text:style-name="T11">768px</text:span></text:span><text:span text:style-name="Source_20_Text"><text:span text:style-name="T1">) { ... }</text:span></text:span></text:p>
      <text:p text:style-name="Quotations"><text:soft-page-break/><text:span text:style-name="Strong_20_Emphasis">Regras para telas pequenas (celular)</text:span>:</text:p>
      <text:list xml:id="list1761158750" text:style-name="L2">
        <text:list-item>
          <text:p text:style-name="P5">Reduz tamanho do título </text:p>
        </text:list-item>
        <text:list-item>
          <text:p text:style-name="P4">Ajusta margens → O site <text:span text:style-name="Strong_20_Emphasis">funciona bem no celular</text:span> </text:p>
        </text:list-item>
      </text:list>
      <text:p text:style-name="Horizontal_20_Line"/>
      <text:h text:style-name="Heading_20_2" text:outline-level="2">RESUMO VISUAL</text:h>
      <table:table table:name="Tabela1" table:style-name="Tabela1">
        <table:table-column table:style-name="Tabela1.A"/>
        <table:table-column table:style-name="Tabela1.B"/>
        <table:table-header-rows>
          <table:table-row table:style-name="TableLine2847122126336">
            <table:table-cell table:style-name="Tabela1.A1" office:value-type="string">
              <text:p text:style-name="Table_20_Heading">Parte</text:p>
            </table:table-cell>
            <table:table-cell table:style-name="Tabela1.A1" office:value-type="string">
              <text:p text:style-name="Table_20_Heading">O que faz</text:p>
            </table:table-cell>
          </table:table-row>
        </table:table-header-rows>
        <table:table-row table:style-name="TableLine2847122140480">
          <table:table-cell table:style-name="Tabela1.A1" office:value-type="string">
            <text:p text:style-name="Table_20_Contents">&lt;header class="capa"&gt;</text:p>
          </table:table-cell>
          <table:table-cell table:style-name="Tabela1.A1" office:value-type="string">
            <text:p text:style-name="Table_20_Contents">Tela inicial com imagem gigante e texto</text:p>
          </table:table-cell>
        </table:table-row>
        <table:table-row table:style-name="TableLine2847122140752">
          <table:table-cell table:style-name="Tabela1.A1" office:value-type="string">
            <text:p text:style-name="Table_20_Contents">.overlay</text:p>
          </table:table-cell>
          <table:table-cell table:style-name="Tabela1.A1" office:value-type="string">
            <text:p text:style-name="Table_20_Contents">Escurece a imagem para o texto aparecer</text:p>
          </table:table-cell>
        </table:table-row>
        <table:table-row table:style-name="TableLine2847122141024">
          <table:table-cell table:style-name="Tabela1.A1" office:value-type="string">
            <text:p text:style-name="Table_20_Contents">&lt;main class="conteudo"&gt;</text:p>
          </table:table-cell>
          <table:table-cell table:style-name="Tabela1.A1" office:value-type="string">
            <text:p text:style-name="Table_20_Contents">Caixa branca com o texto explicativo</text:p>
          </table:table-cell>
        </table:table-row>
        <table:table-row table:style-name="TableLine2847122148640">
          <table:table-cell table:style-name="Tabela1.A1" office:value-type="string">
            <text:p text:style-name="Table_20_Contents">background-size: cover</text:p>
          </table:table-cell>
          <table:table-cell table:style-name="Tabela1.A1" office:value-type="string">
            <text:p text:style-name="Table_20_Contents">Imagem cobre toda a tela</text:p>
          </table:table-cell>
        </table:table-row>
        <table:table-row table:style-name="TableLine2847122144560">
          <table:table-cell table:style-name="Tabela1.A1" office:value-type="string">
            <text:p text:style-name="Table_20_Contents">flex + align-items</text:p>
          </table:table-cell>
          <table:table-cell table:style-name="Tabela1.A1" office:value-type="string">
            <text:p text:style-name="Table_20_Contents">Centraliza o texto na capa</text:p>
          </table:table-cell>
        </table:table-row>
        <table:table-row table:style-name="TableLine2847122148368">
          <table:table-cell table:style-name="Tabela1.A1" office:value-type="string">
            <text:p text:style-name="Table_20_Contents">backdrop-filter</text:p>
          </table:table-cell>
          <table:table-cell table:style-name="Tabela1.A1" office:value-type="string">
            <text:p text:style-name="Table_20_Contents">Efeito de vidro fosco</text:p>
          </table:table-cell>
        </table:table-row>
      </table:table>
      <text:p text:style-name="Horizontal_20_Line"/>
      <text:h text:style-name="Heading_20_2" text:outline-level="2">DICAS FINAIS</text:h>
      <text:list xml:id="list3525571457" text:style-name="L3">
        <text:list-item>
          <text:p text:style-name="P7"><text:span text:style-name="Strong_20_Emphasis">Coloque img.png na mesma pasta</text:span> que index.html e style.css. </text:p>
        </text:list-item>
        <text:list-item>
          <text:p text:style-name="P7"><text:span text:style-name="Strong_20_Emphasis">Teste no celular</text:span>: abra o arquivo no Chrome → F12 → modo celular. </text:p>
        </text:list-item>
        <text:list-item>
          <text:p text:style-name="P6"><text:span text:style-name="Strong_20_Emphasis">Quer trocar a imagem?</text:span> Só troque o arquivo img.png ou mude a URL no CSS.</text:p>
        </text:list-item>
      </text:list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OpenSymbol" svg:font-family="OpenSymbol" style:font-charset="x-symbol"/>
    <style:font-face style:name="var font-ibm-plex-mono" svg:font-family="'var font-ibm-plex-mono'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Arial" style:font-family-complex="Arial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1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5-10-21T20:28:10.842000000</meta:creation-date>
    <dc:date>2025-10-23T13:55:11.244000000</dc:date>
    <meta:editing-duration>PT16M41S</meta:editing-duration>
    <meta:editing-cycles>2</meta:editing-cycles>
    <meta:generator>LibreOffice/7.2.3.2$Windows_X86_64 LibreOffice_project/d166454616c1632304285822f9c83ce2e660fd92</meta:generator>
    <meta:document-statistic meta:table-count="1" meta:image-count="0" meta:object-count="0" meta:page-count="8" meta:paragraph-count="211" meta:word-count="909" meta:character-count="6000" meta:non-whitespace-character-count="5075"/>
  </office:meta>
</office:document-meta>
</file>